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Segoe UI" svg:font-family="'Segoe UI'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<text:span text:style-name="T1">Лишний минус в getTimeZoneId для отрицательных UTC-смещений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ext:soft-page-break/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4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5">CollectionsService.findCollectionByQuery</text:span><text:span text:style-name="T4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ext:soft-page-break/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ext:soft-page-break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ext:soft-page-break/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Segoe UI" svg:font-family="'Segoe UI'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1-10T19:56:14.85</dc:date>
    <meta:editing-duration>PT10H12M17S</meta:editing-duration>
    <meta:editing-cycles>14</meta:editing-cycles>
    <meta:generator>OpenOffice.org/3.3$Win32 OpenOffice.org_project/330m20$Build-9567</meta:generator>
    <meta:document-statistic meta:table-count="11" meta:image-count="0" meta:object-count="0" meta:page-count="5" meta:paragraph-count="306" meta:word-count="1156" meta:character-count="8861"/>
  </office:meta>
</office:document-meta>
</file>